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, EECS 397/600: DARPA Robotics Challenge</text:p>
      <text:p text:style-name="P1">Interactive Markers and Inverse Kinematics</text:p>
      <text:p text:style-name="P1">due by 5pm, Tuesday, 14 October</text:p>
      <text:p text:style-name="P1"/>
      <text:p text:style-name="P2">Refer to the documents: <text:s/>“Interacting with Point Cloud Data in Rviz and Invoking Task Commands.” <text:s/>This document relies on code examples: example_interactive_marker, example_pointcloud_selector, and example_interactive_ik/example_grab_from_above_v3. <text:s/></text:p>
      <text:p text:style-name="P2"/>
      <text:p text:style-name="P2">See the document for details on running the code.</text:p>
      <text:p text:style-name="P2"/>
      <text:p text:style-name="P2">The intent of this code is to create a simple, natural and effective user interface to command manipulation. <text:s/>One should be able to select a region of points above a can to induce the robot to approach a grasp pose safely and effectively.</text:p>
      <text:p text:style-name="P2"/>
      <text:p text:style-name="P2">The example code almost works, but there are multiple limitations.</text:p>
      <text:p text:style-name="P2"/>
      <text:p text:style-name="P2">The computeCentroid() function in example_pointcloud_selector.cpp should be smarter. <text:s/>It usually works adequately, but it can give dramatically wrong results if outliers are included in the point selection in Rviz.</text:p>
      <text:p text:style-name="P2"/>
      <text:p text:style-name="P2">The code in example_grab_from_above_v3.cpp has multiple problems. <text:s/>It correctly finds candidate solutions for palm-down grasp frames with origin coincident with the published centroid. <text:s/>However, going to this goal directly will knock objects over. <text:s/>It needs to use a careful approach from above. <text:s/>This was attempted, by trying to find an “approach” solution, offset vertically upwards from the goal solution, and going to the approach before going to the goal. <text:s/>However, although the two hand solutions are identically aligned, but for a pure vertical offset, the joint-space solutions can be radically different, resulting in clumsy joint-space motions going from approach to goal.</text:p>
      <text:p text:style-name="P2"/>
      <text:p text:style-name="P2">Your assignment is to improve on this code.</text:p>
      <text:p text:style-name="P2"/>
      <text:p text:style-name="P2">This has only been attempted in drcsim version 4, which has introduced new bugs. <text:s/>One problem is that the Sandia-hand fingers do not respond to commands. <text:s/>This might be working in drcsim 3. <text:s/>If so, try to achieve picking up a can and setting it back down, without knocking it over, as commanded by point selections in rv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0-07T17:40:31</dc:date>
    <dc:creator>Wyatt Newman</dc:creator>
    <meta:editing-duration>PT22M3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1" meta:word-count="301" meta:character-count="1990" meta:non-whitespace-character-count="1686"/>
  </office:meta>
</office:document-meta>
</file>